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2.064cm"/>
    </style:style>
    <style:style style:name="Table1.C" style:family="table-column">
      <style:table-column-properties style:column-width="0.953cm"/>
    </style:style>
    <style:style style:name="Table1.D" style:family="table-column">
      <style:table-column-properties style:column-width="8.546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">Govt. of Bihar</text:p>
            <text:p text:style-name="P1">Dept. of Health &amp; Family Welfare</text:p>
            <text:p text:style-name="P1">STATE HEALTH SOCIETY, BIHAR</text:p>
            <text:p text:style-name="P1">PARIWAR KALYAN BHAWAN, SHEIKHPURA, PATNA-800014</text:p>
            <text:p text:style-name="P1">Tel: 0612-2290328, 2283801, Fax: 2290322, 2283801, Website: statehealthsocietybihar.org</text:p>
            <text:p text:style-name="P1">{{{facility+name}}}</text:p>
            <text:p text:style-name="P1">{{{position_type+name}}}</text:p>
            <text:p text:style-name="P1">Salary for the month of {{{primary_form+month}</text:p>
            <text:p text:style-name="P1">TAN of Deductor: <text:s/>{{{person_position_salarybreakdown+tanofdeductor}}} <text:s text:c="61"/>PAN of Deductor: {{{person_position_salarybreakdown+panofdeductor}}}</text:p>
            <text:p text:style-name="P1">Professional Tax Account Number: {{{person_position_salarybreakdown+proffesionaltaxacc}}}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Earnings</text:p>
          </table:table-cell>
          <table:table-cell table:style-name="Table1.B2" table:number-columns-spanned="3" office:value-type="string">
            <text:p text:style-name="P2">Amount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Standard">Gross Salary</text:p>
          </table:table-cell>
          <table:table-cell table:style-name="Table1.B7" table:number-columns-spanned="3" office:value-type="string">
            <text:p text:style-name="Standard">{{{person_position_salarybreakdown+basic_pay}}}</text:p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Standard"/>
          </table:table-cell>
          <table:table-cell table:style-name="Table1.B7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Standard">Deductions</text:p>
          </table:table-cell>
          <table:table-cell table:style-name="Table1.B5" table:number-columns-spanned="3" office:value-type="string">
            <text:p text:style-name="Standard">Amount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Standard">TDS</text:p>
          </table:table-cell>
          <table:table-cell table:style-name="Table1.B7" table:number-columns-spanned="3" office:value-type="string">
            <text:p text:style-name="Standard">{{{person_position_salarybreakdown+tds}}}</text:p>
          </table:table-cell>
          <table:covered-table-cell/>
          <table:covered-table-cell/>
        </table:table-row>
        <table:table-row>
          <table:table-cell table:style-name="Table1.A7" office:value-type="string">
            <text:p text:style-name="Standard"/>
          </table:table-cell>
          <table:table-cell table:style-name="Table1.B7"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3">Net Payable</text:p>
          </table:table-cell>
          <table:covered-table-cell/>
          <table:covered-table-cell/>
          <table:table-cell table:style-name="Table1.D8" office:value-type="string">
            <text:p text:style-name="Standard">{{{primary_form+monthly_net_salary}}}</text:p>
          </table:table-cell>
        </table:table-row>
        <table:table-row>
          <table:table-cell table:style-name="Table1.A9" table:number-columns-spanned="2" office:value-type="string">
            <text:p text:style-name="Standard"/>
            <text:p text:style-name="Standard">Employee Name: {{{person+firstname}}} {{{person+othername}}} {{{person+surname}}}</text:p>
            <text:p text:style-name="Standard"/>
            <text:p text:style-name="Standard">ID: {{{person+id}}}</text:p>
            <text:p text:style-name="Standard"/>
            <text:p text:style-name="Standard"/>
            <text:p text:style-name="Standard">Date: ______________________</text:p>
          </table:table-cell>
          <table:covered-table-cell/>
          <table:table-cell table:style-name="Table1.C9" table:number-columns-spanned="2" office:value-type="string">
            <text:p text:style-name="Standard"/>
            <text:p text:style-name="Standard">Supervisor: _____________________________</text:p>
            <text:p text:style-name="Standard"/>
            <text:p text:style-name="Standard"/>
            <text:p text:style-name="Standard">Date: ______________________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4:34:35.886905107</meta:creation-date>
    <dc:date>2015-10-01T19:03:01</dc:date>
    <meta:editing-duration>PT14S</meta:editing-duration>
    <meta:editing-cycles>6</meta:editing-cycles>
    <meta:generator>LibreOffice/3.5$Linux_x86 LibreOffice_project/350m1$Build-2</meta:generator>
    <meta:document-statistic meta:table-count="1" meta:image-count="0" meta:object-count="0" meta:page-count="1" meta:paragraph-count="25" meta:word-count="72" meta:character-count="962" meta:non-whitespace-character-count="853"/>
  </office:meta>
</office:document-meta>
</file>